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9818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style:text-underline-style="none" officeooo:rsid="02e2cd15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0836784"/>
    </style:style>
    <style:style style:name="T71" style:family="text">
      <style:text-properties officeooo:rsid="01e21ff5"/>
    </style:style>
    <style:style style:name="T72" style:family="text">
      <style:text-properties officeooo:rsid="0233449b"/>
    </style:style>
    <style:style style:name="T73" style:family="text">
      <style:text-properties officeooo:rsid="02317916"/>
    </style:style>
    <style:style style:name="T74" style:family="text">
      <style:text-properties officeooo:rsid="023d18e5"/>
    </style:style>
    <style:style style:name="T75" style:family="text">
      <style:text-properties officeooo:rsid="024f9d17"/>
    </style:style>
    <style:style style:name="T76" style:family="text">
      <style:text-properties officeooo:rsid="02867bcd"/>
    </style:style>
    <style:style style:name="T77" style:family="text">
      <style:text-properties officeooo:rsid="028c3f47"/>
    </style:style>
    <style:style style:name="T78" style:family="text">
      <style:text-properties officeooo:rsid="0063a409"/>
    </style:style>
    <style:style style:name="T79" style:family="text">
      <style:text-properties officeooo:rsid="02a492ce"/>
    </style:style>
    <style:style style:name="T80" style:family="text">
      <style:text-properties officeooo:rsid="02320032"/>
    </style:style>
    <style:style style:name="T81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76">8</text:span></text:p>
      <text:p text:style-name="P21"/>
      <text:p text:style-name="P21"/>
      <text:p text:style-name="P17">© 201<text:span text:style-name="T76">8</text:span> by Wolfgang 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16"/>
      <text:p text:style-name="P18">Music engraving by LilyPond 2.18.0 (http://www.lilypond.org).<text:span text:style-name="T67"><text:line-break/>Front matter</text:span> typeset with EB Garamond (http://www.georgduffner.at/ebgaramond).</text:p>
      <text:p text:style-name="P21"/>
      <text:p text:style-name="P15">First <text:span text:style-name="T71">version</text:span>, <text:span text:style-name="T79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7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81">9</text:span>).</text:p>
      <text:p text:style-name="P5"/>
      <text:p text:style-name="P7">In general, this edition closely follows the autograph. Any changes <text:span text:style-name="T66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74"> cor, corno; Ms, manuscript; o</text:span>rg, basses and organ; <text:span text:style-name="T74">r, rest;</text:span> S, soprano; T<text:span text:style-name="T70">, </text:span>tenor; <text:span text:style-name="T77">vl</text:span>, violin; <text:span text:style-name="T74">vla</text:span>, viola<text:span text:style-name="T75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5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273<text:tab/>org<text:tab/>3rd eighth in Ms: B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3">wolfgang</text:span> (at) <text:span text:style-name="T72">esser-skala</text:span>.at<text:span text:style-name="T73"> or 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80">1<text:tab/>Magnificat<text:tab/>1</text:span><text:line-break/><text:span text:style-name="T80">2<text:tab/>Esurientes<text:tab/>16</text:span><text:span text:style-name="T9"><text:line-break/></text:span><text:span text:style-name="T80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13:57:50.672341149</dc:date>
    <dc:creator>Wolfgang Skala</dc:creator>
    <meta:editing-duration>P8DT11H45M34S</meta:editing-duration>
    <meta:editing-cycles>701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40" meta:character-count="3373" meta:non-whitespace-character-count="2745"/>
  </office:meta>
</office:document-meta>
</file>